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655cm"/>
    </style:style>
    <style:style style:name="co3" style:family="table-column">
      <style:table-column-properties fo:break-before="auto" style:column-width="3.591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6.856cm"/>
    </style:style>
    <style:style style:name="co7" style:family="table-column">
      <style:table-column-properties fo:break-before="auto" style:column-width="2.40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cdcdcd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2" office:value-type="string">
            <text:p>Lighttpd</text:p>
          </table:table-cell>
          <table:table-cell table:style-name="ce4" table:number-columns-repeated="5"/>
          <table:table-cell/>
        </table:table-row>
        <table:table-row table:style-name="ro2">
          <table:table-cell/>
          <table:table-cell table:style-name="ce2" office:value-type="string">
            <text:p>Total Requests</text:p>
          </table:table-cell>
          <table:table-cell table:style-name="ce2" office:value-type="string">
            <text:p>Total Time (Seconds)</text:p>
          </table:table-cell>
          <table:table-cell table:style-name="ce2" office:value-type="string">
            <text:p>Requests per Second</text:p>
          </table:table-cell>
          <table:table-cell table:style-name="ce2" office:value-type="string">
            <text:p>Milliseconds per Request</text:p>
          </table:table-cell>
          <table:table-cell table:style-name="ce2" office:value-type="string">
            <text:p>Milliseconds per Request per Connection</text:p>
          </table:table-cell>
          <table:table-cell table:style-name="ce2" office:value-type="string">
            <text:p>Transfer Rate</text:p>
          </table:table-cell>
          <table:table-cell/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style-name="ce3" office:value-type="float" office:value="0.035">
            <text:p>0.04</text:p>
          </table:table-cell>
          <table:table-cell table:style-name="ce3" office:value-type="float" office:value="2856">
            <text:p>2856</text:p>
          </table:table-cell>
          <table:table-cell table:style-name="ce3" office:value-type="float" office:value="35">
            <text:p>35</text:p>
          </table:table-cell>
          <table:table-cell table:style-name="ce4"/>
          <table:table-cell table:style-name="ce3" office:value-type="float" office:value="20036">
            <text:p>20036</text:p>
          </table:table-cell>
          <table:table-cell/>
        </table:table-row>
        <table:table-row table:style-name="ro1">
          <table:table-cell/>
          <table:table-cell table:style-name="ce3" office:value-type="float" office:value="1000">
            <text:p>1000</text:p>
          </table:table-cell>
          <table:table-cell table:style-name="ce3" office:value-type="float" office:value="0.241">
            <text:p>0.24</text:p>
          </table:table-cell>
          <table:table-cell table:style-name="ce3" office:value-type="float" office:value="4145">
            <text:p>4145</text:p>
          </table:table-cell>
          <table:table-cell table:style-name="ce3" office:value-type="float" office:value="24">
            <text:p>24</text:p>
          </table:table-cell>
          <table:table-cell table:style-name="ce4"/>
          <table:table-cell table:style-name="ce3" office:value-type="float" office:value="29104">
            <text:p>29104</text:p>
          </table:table-cell>
          <table:table-cell/>
        </table:table-row>
        <table:table-row table:style-name="ro1">
          <table:table-cell/>
          <table:table-cell table:style-name="ce3" office:value-type="float" office:value="10000">
            <text:p>10000</text:p>
          </table:table-cell>
          <table:table-cell table:style-name="ce3" office:value-type="float" office:value="1.899">
            <text:p>1.9</text:p>
          </table:table-cell>
          <table:table-cell table:style-name="ce3" office:value-type="float" office:value="5267">
            <text:p>5267</text:p>
          </table:table-cell>
          <table:table-cell table:style-name="ce3" office:value-type="float" office:value="18.986">
            <text:p>18.99</text:p>
          </table:table-cell>
          <table:table-cell table:style-name="ce4"/>
          <table:table-cell table:style-name="ce3" office:value-type="float" office:value="36942">
            <text:p>36942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Lightnode (no cache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 Requests</text:p>
          </table:table-cell>
          <table:table-cell office:value-type="string">
            <text:p>Total Time (Seconds)</text:p>
          </table:table-cell>
          <table:table-cell office:value-type="string">
            <text:p>Requests per Second</text:p>
          </table:table-cell>
          <table:table-cell office:value-type="string">
            <text:p>Milliseconds per Request</text:p>
          </table:table-cell>
          <table:table-cell office:value-type="string">
            <text:p>Milliseconds per Request per Connection</text:p>
          </table:table-cell>
          <table:table-cell office:value-type="string">
            <text:p>Transfer Rate</text:p>
          </table:table-cell>
          <table:table-cell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64">
            <text:p>0.06</text:p>
          </table:table-cell>
          <table:table-cell office:value-type="float" office:value="1568">
            <text:p>1568</text:p>
          </table:table-cell>
          <table:table-cell office:value-type="float" office:value="63">
            <text:p>63</text:p>
          </table:table-cell>
          <table:table-cell/>
          <table:table-cell office:value-type="float" office:value="10705">
            <text:p>10705</text:p>
          </table:table-cell>
          <table:table-cell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0.597">
            <text:p>0.6</text:p>
          </table:table-cell>
          <table:table-cell office:value-type="float" office:value="1676">
            <text:p>1676</text:p>
          </table:table-cell>
          <table:table-cell office:value-type="float" office:value="59">
            <text:p>59</text:p>
          </table:table-cell>
          <table:table-cell/>
          <table:table-cell office:value-type="float" office:value="11442">
            <text:p>11442</text:p>
          </table:table-cell>
          <table:table-cell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5.65">
            <text:p>5.65</text:p>
          </table:table-cell>
          <table:table-cell office:value-type="float" office:value="1769">
            <text:p>1769</text:p>
          </table:table-cell>
          <table:table-cell office:value-type="float" office:value="56">
            <text:p>56</text:p>
          </table:table-cell>
          <table:table-cell/>
          <table:table-cell office:value-type="float" office:value="12079">
            <text:p>12079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Lightnode (cached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 Requests</text:p>
          </table:table-cell>
          <table:table-cell office:value-type="string">
            <text:p>Total Time (Seconds)</text:p>
          </table:table-cell>
          <table:table-cell office:value-type="string">
            <text:p>Requests per Second</text:p>
          </table:table-cell>
          <table:table-cell office:value-type="string">
            <text:p>Milliseconds per Request</text:p>
          </table:table-cell>
          <table:table-cell office:value-type="string">
            <text:p>Milliseconds per Request per Connection</text:p>
          </table:table-cell>
          <table:table-cell office:value-type="string">
            <text:p>Transfer Rate</text:p>
          </table:table-cell>
          <table:table-cell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35">
            <text:p>0.04</text:p>
          </table:table-cell>
          <table:table-cell office:value-type="float" office:value="2829">
            <text:p>2829</text:p>
          </table:table-cell>
          <table:table-cell office:value-type="float" office:value="35">
            <text:p>35</text:p>
          </table:table-cell>
          <table:table-cell/>
          <table:table-cell office:value-type="float" office:value="19266">
            <text:p>19266</text:p>
          </table:table-cell>
          <table:table-cell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0.26">
            <text:p>0.26</text:p>
          </table:table-cell>
          <table:table-cell office:value-type="float" office:value="3840">
            <text:p>3840</text:p>
          </table:table-cell>
          <table:table-cell office:value-type="float" office:value="26">
            <text:p>26</text:p>
          </table:table-cell>
          <table:table-cell/>
          <table:table-cell office:value-type="float" office:value="26155">
            <text:p>26155</text:p>
          </table:table-cell>
          <table:table-cell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2.3">
            <text:p>2.3</text:p>
          </table:table-cell>
          <table:table-cell office:value-type="float" office:value="4348">
            <text:p>4348</text:p>
          </table:table-cell>
          <table:table-cell office:value-type="float" office:value="23">
            <text:p>23</text:p>
          </table:table-cell>
          <table:table-cell/>
          <table:table-cell office:value-type="float" office:value="29608">
            <text:p>29608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Sencha Connect (no cache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 Requests</text:p>
          </table:table-cell>
          <table:table-cell office:value-type="string">
            <text:p>Total Time (Seconds)</text:p>
          </table:table-cell>
          <table:table-cell office:value-type="string">
            <text:p>Requests per Second</text:p>
          </table:table-cell>
          <table:table-cell office:value-type="string">
            <text:p>Milliseconds per Request</text:p>
          </table:table-cell>
          <table:table-cell office:value-type="string">
            <text:p>Milliseconds per Request per Connection</text:p>
          </table:table-cell>
          <table:table-cell office:value-type="string">
            <text:p>Transfer Rate</text:p>
          </table:table-cell>
          <table:table-cell>
            <draw:frame table:end-cell-address="Sheet1.K38" table:end-x="1.601cm" table:end-y="0.342cm" draw:z-index="0" draw:style-name="gr1" svg:width="7.999cm" svg:height="7.469cm" svg:x="0.376cm" svg:y="0.341cm">
              <draw:object draw:notify-on-update-of-ranges="Sheet1.D3:Sheet1.D3 Sheet1.D4:Sheet1.D6 Sheet1.B4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8">
            <text:p>0.08</text:p>
          </table:table-cell>
          <table:table-cell office:value-type="float" office:value="1249">
            <text:p>1249</text:p>
          </table:table-cell>
          <table:table-cell office:value-type="float" office:value="80">
            <text:p>80</text:p>
          </table:table-cell>
          <table:table-cell/>
          <table:table-cell office:value-type="float" office:value="8628">
            <text:p>8628</text:p>
          </table:table-cell>
          <table:table-cell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0.586">
            <text:p>0.59</text:p>
          </table:table-cell>
          <table:table-cell office:value-type="float" office:value="1707">
            <text:p>1707</text:p>
          </table:table-cell>
          <table:table-cell office:value-type="float" office:value="58.5">
            <text:p>58.5</text:p>
          </table:table-cell>
          <table:table-cell/>
          <table:table-cell office:value-type="float" office:value="11789">
            <text:p>11789</text:p>
          </table:table-cell>
          <table:table-cell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5.35">
            <text:p>5.35</text:p>
          </table:table-cell>
          <table:table-cell office:value-type="float" office:value="1868">
            <text:p>1868</text:p>
          </table:table-cell>
          <table:table-cell office:value-type="float" office:value="53.52">
            <text:p>53.52</text:p>
          </table:table-cell>
          <table:table-cell/>
          <table:table-cell office:value-type="float" office:value="12898">
            <text:p>12898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Sencha Connect (cache)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otal Requests</text:p>
          </table:table-cell>
          <table:table-cell office:value-type="string">
            <text:p>Total Time (Seconds)</text:p>
          </table:table-cell>
          <table:table-cell office:value-type="string">
            <text:p>Requests per Second</text:p>
          </table:table-cell>
          <table:table-cell office:value-type="string">
            <text:p>Milliseconds per Request</text:p>
          </table:table-cell>
          <table:table-cell office:value-type="string">
            <text:p>Milliseconds per Request per Connection</text:p>
          </table:table-cell>
          <table:table-cell office:value-type="string">
            <text:p>Transfer Rate</text:p>
          </table:table-cell>
          <table:table-cell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0.058">
            <text:p>0.06</text:p>
          </table:table-cell>
          <table:table-cell office:value-type="float" office:value="1721">
            <text:p>1721</text:p>
          </table:table-cell>
          <table:table-cell office:value-type="float" office:value="58">
            <text:p>58</text:p>
          </table:table-cell>
          <table:table-cell/>
          <table:table-cell office:value-type="float" office:value="11893">
            <text:p>11893</text:p>
          </table:table-cell>
          <table:table-cell/>
        </table:table-row>
        <table:table-row table:style-name="ro2">
          <table:table-cell/>
          <table:table-cell office:value-type="float" office:value="1000">
            <text:p>1000</text:p>
          </table:table-cell>
          <table:table-cell office:value-type="float" office:value="0.32">
            <text:p>0.32</text:p>
          </table:table-cell>
          <table:table-cell office:value-type="float" office:value="3082">
            <text:p>3082</text:p>
          </table:table-cell>
          <table:table-cell office:value-type="float" office:value="32">
            <text:p>32</text:p>
          </table:table-cell>
          <table:table-cell/>
          <table:table-cell office:value-type="float" office:value="21297">
            <text:p>21297</text:p>
          </table:table-cell>
          <table:table-cell/>
        </table:table-row>
        <table:table-row table:style-name="ro2">
          <table:table-cell/>
          <table:table-cell office:value-type="float" office:value="10000">
            <text:p>10000</text:p>
          </table:table-cell>
          <table:table-cell office:value-type="float" office:value="2.17">
            <text:p>2.17</text:p>
          </table:table-cell>
          <table:table-cell office:value-type="float" office:value="4605">
            <text:p>4605</text:p>
          </table:table-cell>
          <table:table-cell office:value-type="float" office:value="21">
            <text:p>21</text:p>
          </table:table-cell>
          <table:table-cell/>
          <table:table-cell office:value-type="float" office:value="31814">
            <text:p>31814</text:p>
          </table:table-cell>
          <table:table-cell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>
            <draw:frame table:end-cell-address="Sheet1.F49" table:end-x="4.565cm" table:end-y="0.189cm" draw:z-index="1" draw:style-name="gr1" svg:width="7.992cm" svg:height="6.856cm" svg:x="0.858cm" svg:y="0.362cm">
              <draw:object draw:notify-on-update-of-ranges="Sheet1.C35:Sheet1.C35 Sheet1.A36:Sheet1.A36 Sheet1.C36:Sheet1.C36 Sheet1.A37:Sheet1.A37 Sheet1.C37:Sheet1.C37 Sheet1.A38:Sheet1.A38 Sheet1.C38:Sheet1.C3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rver</text:p>
          </table:table-cell>
          <table:table-cell office:value-type="string">
            <text:p>Total Requests</text:p>
          </table:table-cell>
          <table:table-cell office:value-type="string">
            <text:p>Milliseconds per Request</text:p>
          </table:table-cell>
          <table:table-cell table:number-columns-repeated="5"/>
        </table:table-row>
        <table:table-row table:style-name="ro2">
          <table:table-cell office:value-type="string">
            <text:p>Lighttpd (cached)</text:p>
          </table:table-cell>
          <table:table-cell office:value-type="float" office:value="10000">
            <text:p>10000</text:p>
          </table:table-cell>
          <table:table-cell office:value-type="float" office:value="19">
            <text:p>19</text:p>
          </table:table-cell>
          <table:table-cell table:formula="of:=([.C36]*[.B36])/1000" office:value-type="float" office:value="190">
            <text:p>190</text:p>
          </table:table-cell>
          <table:table-cell table:number-columns-repeated="4"/>
        </table:table-row>
        <table:table-row table:style-name="ro2">
          <table:table-cell office:value-type="string">
            <text:p>Lightnode (un-cached)</text:p>
          </table:table-cell>
          <table:table-cell office:value-type="float" office:value="10000">
            <text:p>10000</text:p>
          </table:table-cell>
          <table:table-cell office:value-type="float" office:value="56">
            <text:p>56</text:p>
          </table:table-cell>
          <table:table-cell table:formula="of:=([.C37]*[.B37])/1000" office:value-type="float" office:value="560">
            <text:p>560</text:p>
          </table:table-cell>
          <table:table-cell table:number-columns-repeated="4"/>
        </table:table-row>
        <table:table-row table:style-name="ro2">
          <table:table-cell office:value-type="string">
            <text:p>Connect (un-cached)</text:p>
          </table:table-cell>
          <table:table-cell office:value-type="float" office:value="10000">
            <text:p>10000</text:p>
          </table:table-cell>
          <table:table-cell office:value-type="float" office:value="53">
            <text:p>53</text:p>
          </table:table-cell>
          <table:table-cell table:formula="of:=([.C38]*[.B38])/1000" office:value-type="float" office:value="530">
            <text:p>53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Server</text:p>
          </table:table-cell>
          <table:table-cell office:value-type="string">
            <text:p>Total Requests</text:p>
          </table:table-cell>
          <table:table-cell office:value-type="string">
            <text:p>Milliseconds per Request</text:p>
          </table:table-cell>
          <table:table-cell table:number-columns-repeated="5"/>
        </table:table-row>
        <table:table-row table:style-name="ro2">
          <table:table-cell office:value-type="string">
            <text:p>Lighttpd (cached)</text:p>
          </table:table-cell>
          <table:table-cell office:value-type="float" office:value="10000">
            <text:p>1000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string">
            <text:p>Lightnode (cached)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2">
          <table:table-cell office:value-type="string">
            <text:p>Connect (cached)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Server</text:p>
          </table:table-cell>
          <table:table-cell office:value-type="string">
            <text:p>Total Requests</text:p>
          </table:table-cell>
          <table:table-cell office:value-type="string">
            <text:p>Milliseconds per Request</text:p>
          </table:table-cell>
          <table:table-cell table:number-columns-repeated="2"/>
          <table:table-cell>
            <draw:frame table:end-cell-address="Sheet1.J62" table:end-x="0.041cm" table:end-y="0.009cm" draw:z-index="4" draw:style-name="gr1" svg:width="7.992cm" svg:height="6.909cm" svg:x="5.787cm" svg:y="0.129cm">
              <draw:object draw:notify-on-update-of-ranges="Sheet1.C35:Sheet1.C35 Sheet1.A36:Sheet1.A36 Sheet1.C36:Sheet1.C36 Sheet1.A37:Sheet1.A37 Sheet1.C37:Sheet1.C3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string">
            <text:p>Lighttpd (cached)</text:p>
          </table:table-cell>
          <table:table-cell office:value-type="float" office:value="10000">
            <text:p>10000</text:p>
          </table:table-cell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string">
            <text:p>Lightnode (un-cached)</text:p>
          </table:table-cell>
          <table:table-cell office:value-type="float" office:value="10000">
            <text:p>10000</text:p>
          </table:table-cell>
          <table:table-cell office:value-type="float" office:value="56">
            <text:p>56</text:p>
          </table:table-cell>
          <table:table-cell table:number-columns-repeated="5"/>
        </table:table-row>
        <table:table-row table:style-name="ro2">
          <table:table-cell office:value-type="string">
            <text:p>Connect (cached)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5"/>
          <table:table-cell>
            <draw:frame table:end-cell-address="Sheet1.I81" table:end-x="0.671cm" table:end-y="0.054cm" draw:z-index="5" draw:style-name="gr1" svg:width="8.015cm" svg:height="7.563cm" svg:x="4.136cm" svg:y="0.399cm">
              <draw:object draw:notify-on-update-of-ranges="Sheet1.C46:Sheet1.C46 Sheet1.A47:Sheet1.A47 Sheet1.C47:Sheet1.C47 Sheet1.A48:Sheet1.A48 Sheet1.C48:Sheet1.C48 Sheet1.A49:Sheet1.A49 Sheet1.C49:Sheet1.C4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number-columns-repeated="2"/>
          <table:table-cell>
            <draw:frame table:end-cell-address="Sheet1.F86" table:end-x="0.395cm" table:end-y="0.187cm" draw:z-index="2" draw:style-name="gr1" svg:width="8.442cm" svg:height="7.004cm" svg:x="3.544cm" svg:y="0.212cm">
              <draw:object draw:notify-on-update-of-ranges="Sheet1.C40:Sheet1.C40 Sheet1.A41:Sheet1.A41 Sheet1.C41:Sheet1.C41 Sheet1.A42:Sheet1.A42 Sheet1.C42:Sheet1.C42 Sheet1.A43:Sheet1.A43 Sheet1.C43:Sheet1.C4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>
            <draw:frame table:end-cell-address="Sheet1.C86" table:end-x="2.367cm" table:end-y="0.412cm" draw:z-index="3" draw:style-name="gr1" svg:width="8.903cm" svg:height="6.998cm" svg:x="0.639cm" svg:y="0.004cm">
              <draw:object draw:notify-on-update-of-ranges="Sheet1.C35:Sheet1.C35 Sheet1.A36:Sheet1.A36 Sheet1.C36:Sheet1.C36 Sheet1.A37:Sheet1.A37 Sheet1.C37:Sheet1.C37 Sheet1.A38:Sheet1.A38 Sheet1.C38:Sheet1.C38 Sheet1.A42:Sheet1.A42 Sheet1.C42:Sheet1.C42 Sheet1.A43:Sheet1.A43 Sheet1.C43:Sheet1.C4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>
            <draw:frame table:end-cell-address="Sheet2.D17" table:end-x="1.7cm" table:end-y="0.432cm" draw:z-index="0" draw:style-name="gr1" svg:width="7.992cm" svg:height="6.944cm" svg:x="0.482cm" svg:y="0.078cm">
              <draw:object draw:notify-on-update-of-ranges="Sheet1.C35:Sheet1.C35 Sheet1.A36:Sheet1.A36 Sheet1.C36:Sheet1.C36 Sheet1.A37:Sheet1.A37 Sheet1.C37:Sheet1.C3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2">2011/02/12</text:date>, <text:time>15:3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 Lind</meta:initial-creator>
    <meta:creation-date>2011-02-11T17:45:01</meta:creation-date>
    <dc:date>2011-02-12T15:30:14</dc:date>
    <dc:creator>Tim Lind</dc:creator>
    <meta:editing-duration>PT03H20M51S</meta:editing-duration>
    <meta:editing-cycles>5</meta:editing-cycles>
    <meta:generator>OpenOffice.org/3.1$Unix OpenOffice.org_project/310m19$Build-9420</meta:generator>
    <meta:document-statistic meta:table-count="3" meta:cell-count="14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.566cm" chart:class="chart:scatter" chart:style-name="ch1">
        <chart:title svg:x="3.179cm" svg:y="0.151cm" chart:style-name="ch2">
          <text:p>Lighttpd</text:p>
        </chart:title>
        <chart:subtitle svg:x="3.153cm" svg:y="0.817cm" chart:style-name="ch3">
          <text:p>Req / Sec</text:p>
        </chart:subtitle>
        <chart:legend chart:legend-position="end" svg:x="5.754cm" svg:y="3.352cm" chart:style-name="ch4"/>
        <chart:plot-area chart:style-name="ch5" table:cell-range-address="Sheet1.B4:Sheet1.B6 Sheet1.D3:Sheet1.D6" chart:data-source-has-labels="row" svg:x="0.119cm" svg:y="1.405cm" svg:width="5.475cm" svg:height="5.909cm">
          <chart:axis chart:dimension="x" chart:name="primary-x" chart:style-name="ch6">
            <chart:title svg:x="2.2cm" svg:y="6.905cm" chart:style-name="ch7">
              <text:p>Total Request</text:p>
            </chart:title>
          </chart:axis>
          <chart:axis chart:dimension="y" chart:name="primary-y" chart:style-name="ch6">
            <chart:title svg:x="0.161cm" svg:y="5.503cm" chart:style-name="ch8">
              <text:p>Request Per Second</text:p>
            </chart:title>
            <chart:grid chart:style-name="ch9" chart:class="major"/>
          </chart:axis>
          <chart:series chart:style-name="ch10" chart:values-cell-range-address="Sheet1.D4:Sheet1.D6" chart:label-cell-address="Sheet1.D3:Sheet1.D3" chart:class="chart:scatter">
            <chart:domain table:cell-range-address="Sheet1.B4:Sheet1.B6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D3:Sheet1.D3">Requests per Secon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 text:id="Sheet1.B4:Sheet1.B6">100</text:p>
              </table:table-cell>
              <table:table-cell office:value-type="float" office:value="2856">
                <text:p text:id="Sheet1.D4:Sheet1.D6">28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145">
                <text:p>4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5267">
                <text:p>5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3" style:family="chart">
      <style:chart-properties chart:symbol-type="automatic" chart:symbol-width="0.14cm" chart:symbol-height="0.14cm"/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7.993cm" svg:height="6.857cm" chart:class="chart:bar" chart:style-name="ch1">
        <chart:title svg:x="0.442cm" svg:y="0.137cm" chart:style-name="ch2">
          <text:p>Lighttpd vs 
Un-cached Lightnode and Connect</text:p>
        </chart:title>
        <chart:subtitle svg:x="1.905cm" svg:y="1.303cm" chart:style-name="ch3">
          <text:p>milliseconds per request</text:p>
        </chart:subtitle>
        <chart:legend chart:legend-position="end" svg:x="5.67cm" svg:y="2.324cm" chart:style-name="ch4"/>
        <chart:plot-area chart:style-name="ch5" table:cell-range-address="Sheet1.C35:Sheet1.C38 Sheet1.A36:Sheet1.A38" chart:data-source-has-labels="both" svg:x="0.117cm" svg:y="1.877cm" svg:width="5.395cm" svg:height="4.77cm">
          <chart:axis chart:dimension="x" chart:name="primary-x" chart:style-name="ch6">
            <chart:title svg:x="2.646cm" svg:y="6.224cm" chart:style-name="ch7">
              <text:p>Server</text:p>
            </chart:title>
            <chart:categories table:cell-range-address="Sheet1.C35:Sheet1.C35"/>
          </chart:axis>
          <chart:axis chart:dimension="y" chart:name="primary-y" chart:style-name="ch8">
            <chart:title svg:x="0.16cm" svg:y="6.047cm" chart:style-name="ch9">
              <text:p>milliseconds (smaller is better)</text:p>
            </chart:title>
            <chart:grid chart:style-name="ch10" chart:class="major"/>
          </chart:axis>
          <chart:series chart:style-name="ch11" chart:values-cell-range-address="Sheet1.C36:Sheet1.C36" chart:label-cell-address="Sheet1.A36:Sheet1.A36" chart:class="chart:bar">
            <chart:data-point/>
          </chart:series>
          <chart:series chart:style-name="ch12" chart:values-cell-range-address="Sheet1.C37:Sheet1.C37" chart:label-cell-address="Sheet1.A37:Sheet1.A37" chart:class="chart:bar">
            <chart:data-point/>
          </chart:series>
          <chart:series chart:style-name="ch13" chart:values-cell-range-address="Sheet1.C38:Sheet1.C38" chart:label-cell-address="Sheet1.A38:Sheet1.A3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36:Sheet1.A36">Lighttpd (cached)</text:p>
              </table:table-cell>
              <table:table-cell office:value-type="string">
                <text:p text:id="Sheet1.A37:Sheet1.A37">Lightnode (un-cached)</text:p>
              </table:table-cell>
              <table:table-cell office:value-type="string">
                <text:p text:id="Sheet1.A38:Sheet1.A38">Connect (un-cached)</text:p>
              </table:table-cell>
            </table:table-row>
          </table:table-header-rows>
          <table:table-rows>
            <table:table-row>
              <table:table-cell office:value-type="string">
                <text:p text:id="Sheet1.C35:Sheet1.C35">Milliseconds per Request</text:p>
              </table:table-cell>
              <table:table-cell office:value-type="float" office:value="19">
                <text:p text:id="Sheet1.C36:Sheet1.C36">19</text:p>
              </table:table-cell>
              <table:table-cell office:value-type="float" office:value="56">
                <text:p text:id="Sheet1.C37:Sheet1.C37">56</text:p>
              </table:table-cell>
              <table:table-cell office:value-type="float" office:value="53">
                <text:p text:id="Sheet1.C38:Sheet1.C38">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fill-color="#004586" dr3d:edge-rounding="0%"/>
      <style:text-properties fo:font-size="6pt" style:font-size-asian="6pt" style:font-size-complex="6pt"/>
    </style:style>
    <style:style style:name="ch12" style:family="chart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443cm" svg:height="7.005cm" chart:class="chart:bar" chart:style-name="ch1">
        <chart:title svg:x="0.821cm" svg:y="0.14cm" chart:style-name="ch2">
          <text:p>Lighttpd vs Lightnode vs Connect</text:p>
        </chart:title>
        <chart:subtitle svg:x="2.13cm" svg:y="0.795cm" chart:style-name="ch3">
          <text:p>milliseconds per request</text:p>
        </chart:subtitle>
        <chart:legend chart:legend-position="end" svg:x="6.393cm" svg:y="2.398cm" chart:style-name="ch4"/>
        <chart:plot-area chart:style-name="ch5" table:cell-range-address="Sheet1.C40:Sheet1.C43 Sheet1.A41:Sheet1.A43" chart:data-source-has-labels="both" svg:x="0.135cm" svg:y="1.372cm" svg:width="6.091cm" svg:height="5.414cm">
          <chart:axis chart:dimension="x" chart:name="primary-x" chart:style-name="ch6">
            <chart:title svg:x="2.935cm" svg:y="6.366cm" chart:style-name="ch7">
              <text:p>Servers</text:p>
            </chart:title>
            <chart:categories table:cell-range-address="Sheet1.C40:Sheet1.C40"/>
          </chart:axis>
          <chart:axis chart:dimension="y" chart:name="primary-y" chart:style-name="ch8">
            <chart:title svg:x="0.169cm" svg:y="5.864cm" chart:style-name="ch9">
              <text:p>milliseconds (smaller is better)</text:p>
            </chart:title>
            <chart:grid chart:style-name="ch10" chart:class="major"/>
          </chart:axis>
          <chart:series chart:style-name="ch11" chart:values-cell-range-address="Sheet1.C41:Sheet1.C41" chart:label-cell-address="Sheet1.A41:Sheet1.A41" chart:class="chart:bar">
            <chart:data-point/>
          </chart:series>
          <chart:series chart:style-name="ch12" chart:values-cell-range-address="Sheet1.C42:Sheet1.C42" chart:label-cell-address="Sheet1.A42:Sheet1.A42" chart:class="chart:bar">
            <chart:data-point/>
          </chart:series>
          <chart:series chart:style-name="ch13" chart:values-cell-range-address="Sheet1.C43:Sheet1.C43" chart:label-cell-address="Sheet1.A43:Sheet1.A4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1:Sheet1.A41">Lighttpd (cached)</text:p>
              </table:table-cell>
              <table:table-cell office:value-type="string">
                <text:p text:id="Sheet1.A42:Sheet1.A42">Lightnode (cached)</text:p>
              </table:table-cell>
              <table:table-cell office:value-type="string">
                <text:p text:id="Sheet1.A43:Sheet1.A43">Connect (cached)</text:p>
              </table:table-cell>
            </table:table-row>
          </table:table-header-rows>
          <table:table-rows>
            <table:table-row>
              <table:table-cell office:value-type="string">
                <text:p text:id="Sheet1.C40:Sheet1.C40">Milliseconds per Request</text:p>
              </table:table-cell>
              <table:table-cell office:value-type="float" office:value="19">
                <text:p text:id="Sheet1.C41:Sheet1.C41">19</text:p>
              </table:table-cell>
              <table:table-cell office:value-type="float" office:value="23">
                <text:p text:id="Sheet1.C42:Sheet1.C42">23</text:p>
              </table:table-cell>
              <table:table-cell office:value-type="float" office:value="21">
                <text:p text:id="Sheet1.C43:Sheet1.C43">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8.904cm" svg:height="6.999cm" chart:class="chart:bar" chart:style-name="ch1">
        <chart:title svg:x="1.052cm" svg:y="0.139cm" chart:style-name="ch2">
          <text:p>Lighttpd vs Lightnode vs Connect</text:p>
        </chart:title>
        <chart:subtitle svg:x="2.361cm" svg:y="0.793cm" chart:style-name="ch3">
          <text:p>milliseconds per request</text:p>
        </chart:subtitle>
        <chart:legend chart:legend-position="end" svg:x="6.434cm" svg:y="1.722cm" chart:style-name="ch4"/>
        <chart:plot-area chart:style-name="ch5" table:cell-range-address="Sheet1.C35:Sheet1.C38 Sheet1.A36:Sheet1.A38 Sheet1.A42:Sheet1.A43 Sheet1.C42:Sheet1.C43" chart:data-source-has-labels="both" svg:x="0.155cm" svg:y="1.369cm" svg:width="6.102cm" svg:height="5.414cm">
          <chart:axis chart:dimension="x" chart:name="primary-x" chart:style-name="ch6">
            <chart:title svg:x="3.037cm" svg:y="6.362cm" chart:style-name="ch7">
              <text:p>Server</text:p>
            </chart:title>
            <chart:categories table:cell-range-address="Sheet1.C35:Sheet1.C35"/>
          </chart:axis>
          <chart:axis chart:dimension="y" chart:name="primary-y" chart:style-name="ch8">
            <chart:title svg:x="0.179cm" svg:y="5.861cm" chart:style-name="ch9">
              <text:p>milliseconds (smaller is better)</text:p>
            </chart:title>
            <chart:grid chart:style-name="ch10" chart:class="major"/>
          </chart:axis>
          <chart:series chart:style-name="ch11" chart:values-cell-range-address="Sheet1.C36:Sheet1.C36" chart:label-cell-address="Sheet1.A36:Sheet1.A36" chart:class="chart:bar">
            <chart:data-point/>
          </chart:series>
          <chart:series chart:style-name="ch12" chart:values-cell-range-address="Sheet1.C37:Sheet1.C37" chart:label-cell-address="Sheet1.A37:Sheet1.A37" chart:class="chart:bar">
            <chart:data-point/>
          </chart:series>
          <chart:series chart:style-name="ch13" chart:values-cell-range-address="Sheet1.C38:Sheet1.C38" chart:label-cell-address="Sheet1.A38:Sheet1.A38" chart:class="chart:bar">
            <chart:data-point/>
          </chart:series>
          <chart:series chart:style-name="ch14" chart:values-cell-range-address="Sheet1.C42:Sheet1.C42" chart:label-cell-address="Sheet1.A42:Sheet1.A42" chart:class="chart:bar">
            <chart:data-point/>
          </chart:series>
          <chart:series chart:style-name="ch15" chart:values-cell-range-address="Sheet1.C43:Sheet1.C43" chart:label-cell-address="Sheet1.A43:Sheet1.A43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36:Sheet1.A36">Lighttpd (cached)</text:p>
              </table:table-cell>
              <table:table-cell office:value-type="string">
                <text:p text:id="Sheet1.A37:Sheet1.A37">Lightnode (un-cached)</text:p>
              </table:table-cell>
              <table:table-cell office:value-type="string">
                <text:p text:id="Sheet1.A38:Sheet1.A38">Connect (un-cached)</text:p>
              </table:table-cell>
              <table:table-cell office:value-type="string">
                <text:p text:id="Sheet1.A42:Sheet1.A42">Lightnode (cached)</text:p>
              </table:table-cell>
              <table:table-cell office:value-type="string">
                <text:p text:id="Sheet1.A43:Sheet1.A43">Connect (cached)</text:p>
              </table:table-cell>
            </table:table-row>
          </table:table-header-rows>
          <table:table-rows>
            <table:table-row>
              <table:table-cell office:value-type="string">
                <text:p text:id="Sheet1.C35:Sheet1.C35">Milliseconds per Request</text:p>
              </table:table-cell>
              <table:table-cell office:value-type="float" office:value="19">
                <text:p text:id="Sheet1.C36:Sheet1.C36">19</text:p>
              </table:table-cell>
              <table:table-cell office:value-type="float" office:value="56">
                <text:p text:id="Sheet1.C37:Sheet1.C37">56</text:p>
              </table:table-cell>
              <table:table-cell office:value-type="float" office:value="53">
                <text:p text:id="Sheet1.C38:Sheet1.C38">53</text:p>
              </table:table-cell>
              <table:table-cell office:value-type="float" office:value="23">
                <text:p text:id="Sheet1.C42:Sheet1.C42">23</text:p>
              </table:table-cell>
              <table:table-cell office:value-type="float" office:value="21">
                <text:p text:id="Sheet1.C43:Sheet1.C43">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93cm" svg:height="6.945cm" chart:class="chart:bar" chart:style-name="ch1">
        <chart:title svg:x="0.288cm" svg:y="0.138cm" chart:style-name="ch2">
          <text:p>Lighttpd vs Pre-Optimized Lightnode</text:p>
        </chart:title>
        <chart:subtitle svg:x="1.905cm" svg:y="0.791cm" chart:style-name="ch3">
          <text:p>milliseconds per request</text:p>
        </chart:subtitle>
        <chart:legend chart:legend-position="end" svg:x="5.67cm" svg:y="2.705cm" chart:style-name="ch4"/>
        <chart:plot-area chart:style-name="ch5" table:cell-range-address="Sheet1.C35:Sheet1.C37 Sheet1.A36:Sheet1.A37" chart:data-source-has-labels="both" svg:x="0.117cm" svg:y="1.366cm" svg:width="5.395cm" svg:height="5.366cm">
          <chart:axis chart:dimension="x" chart:name="primary-x" chart:style-name="ch6">
            <chart:title svg:x="2.646cm" svg:y="6.31cm" chart:style-name="ch7">
              <text:p>Server</text:p>
            </chart:title>
            <chart:categories table:cell-range-address="Sheet1.C35:Sheet1.C35"/>
          </chart:axis>
          <chart:axis chart:dimension="y" chart:name="primary-y" chart:style-name="ch8">
            <chart:title svg:x="0.16cm" svg:y="5.834cm" chart:style-name="ch9">
              <text:p>milliseconds (smaller is better)</text:p>
            </chart:title>
            <chart:grid chart:style-name="ch10" chart:class="major"/>
          </chart:axis>
          <chart:series chart:style-name="ch11" chart:values-cell-range-address="Sheet1.C36:Sheet1.C36" chart:label-cell-address="Sheet1.A36:Sheet1.A36" chart:class="chart:bar">
            <chart:data-point/>
          </chart:series>
          <chart:series chart:style-name="ch12" chart:values-cell-range-address="Sheet1.C37:Sheet1.C37" chart:label-cell-address="Sheet1.A37:Sheet1.A3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36:Sheet1.A36">Lighttpd (cached)</text:p>
              </table:table-cell>
              <table:table-cell office:value-type="string">
                <text:p text:id="Sheet1.A37:Sheet1.A37">Lightnode (un-cached)</text:p>
              </table:table-cell>
            </table:table-row>
          </table:table-header-rows>
          <table:table-rows>
            <table:table-row>
              <table:table-cell office:value-type="string">
                <text:p text:id="Sheet1.C35:Sheet1.C35">Milliseconds per Request</text:p>
              </table:table-cell>
              <table:table-cell office:value-type="float" office:value="19">
                <text:p text:id="Sheet1.C36:Sheet1.C36">19</text:p>
              </table:table-cell>
              <table:table-cell office:value-type="float" office:value="56">
                <text:p text:id="Sheet1.C37:Sheet1.C37">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automatic" chart:symbol-width="0.14cm" chart:symbol-height="0.14cm"/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93cm" svg:height="6.945cm" chart:class="chart:bar" chart:style-name="ch1">
        <chart:title svg:x="0.288cm" svg:y="0.138cm" chart:style-name="ch2">
          <text:p>Lighttpd vs Pre-Optimized Lightnode</text:p>
        </chart:title>
        <chart:subtitle svg:x="1.905cm" svg:y="0.791cm" chart:style-name="ch3">
          <text:p>milliseconds per request</text:p>
        </chart:subtitle>
        <chart:legend chart:legend-position="end" svg:x="5.67cm" svg:y="2.705cm" chart:style-name="ch4"/>
        <chart:plot-area chart:style-name="ch5" table:cell-range-address="Sheet1.C35:Sheet1.C37 Sheet1.A36:Sheet1.A37" chart:data-source-has-labels="both" svg:x="0.117cm" svg:y="1.366cm" svg:width="5.395cm" svg:height="5.366cm">
          <chart:axis chart:dimension="x" chart:name="primary-x" chart:style-name="ch6">
            <chart:title svg:x="2.646cm" svg:y="6.31cm" chart:style-name="ch7">
              <text:p>Server</text:p>
            </chart:title>
            <chart:categories table:cell-range-address="Sheet1.C35:Sheet1.C35"/>
          </chart:axis>
          <chart:axis chart:dimension="y" chart:name="primary-y" chart:style-name="ch8">
            <chart:title svg:x="0.16cm" svg:y="5.834cm" chart:style-name="ch9">
              <text:p>milliseconds (smaller is better)</text:p>
            </chart:title>
            <chart:grid chart:style-name="ch10" chart:class="major"/>
          </chart:axis>
          <chart:series chart:style-name="ch11" chart:values-cell-range-address="Sheet1.C36:Sheet1.C36" chart:label-cell-address="Sheet1.A36:Sheet1.A36" chart:class="chart:bar">
            <chart:data-point/>
          </chart:series>
          <chart:series chart:style-name="ch12" chart:values-cell-range-address="Sheet1.C37:Sheet1.C37" chart:label-cell-address="Sheet1.A37:Sheet1.A3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36:Sheet1.A36">Lighttpd (cached)</text:p>
              </table:table-cell>
              <table:table-cell office:value-type="string">
                <text:p text:id="Sheet1.A37:Sheet1.A37">Lightnode (un-cached)</text:p>
              </table:table-cell>
            </table:table-row>
          </table:table-header-rows>
          <table:table-rows>
            <table:table-row>
              <table:table-cell office:value-type="string">
                <text:p text:id="Sheet1.C35:Sheet1.C35">Milliseconds per Request</text:p>
              </table:table-cell>
              <table:table-cell office:value-type="float" office:value="19">
                <text:p text:id="Sheet1.C36:Sheet1.C36">19</text:p>
              </table:table-cell>
              <table:table-cell office:value-type="float" office:value="56">
                <text:p text:id="Sheet1.C37:Sheet1.C37">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.016cm" svg:height="7.564cm" chart:class="chart:bar" chart:style-name="ch1">
        <chart:title svg:x="0.3cm" svg:y="0.151cm" chart:style-name="ch2">
          <text:p>Lighttpd vs Pre-Optimized Lightnode
vs Connect</text:p>
        </chart:title>
        <chart:subtitle svg:x="1.917cm" svg:y="1.331cm" chart:style-name="ch3">
          <text:p>milliseconds per request</text:p>
        </chart:subtitle>
        <chart:legend chart:legend-position="end" svg:x="5.692cm" svg:y="2.678cm" chart:style-name="ch4"/>
        <chart:plot-area chart:style-name="ch5" table:cell-range-address="Sheet1.A46:Sheet1.A49 Sheet1.C46:Sheet1.C49" chart:data-source-has-labels="both" svg:x="0.119cm" svg:y="1.919cm" svg:width="5.414cm" svg:height="5.393cm">
          <chart:axis chart:dimension="x" chart:name="primary-x" chart:style-name="ch6">
            <chart:title svg:x="2.657cm" svg:y="6.903cm" chart:style-name="ch7">
              <text:p>Server</text:p>
            </chart:title>
            <chart:categories table:cell-range-address="Sheet1.C46:Sheet1.C46"/>
          </chart:axis>
          <chart:axis chart:dimension="y" chart:name="primary-y" chart:style-name="ch8">
            <chart:title svg:x="0.161cm" svg:y="6.401cm" chart:style-name="ch9">
              <text:p>milliseconds (smaller is better)</text:p>
            </chart:title>
            <chart:grid chart:style-name="ch10" chart:class="major"/>
          </chart:axis>
          <chart:series chart:style-name="ch11" chart:values-cell-range-address="Sheet1.C47:Sheet1.C47" chart:label-cell-address="Sheet1.A47:Sheet1.A47" chart:class="chart:bar">
            <chart:data-point/>
          </chart:series>
          <chart:series chart:style-name="ch12" chart:values-cell-range-address="Sheet1.C48:Sheet1.C48" chart:label-cell-address="Sheet1.A48:Sheet1.A48" chart:class="chart:bar">
            <chart:data-point/>
          </chart:series>
          <chart:series chart:style-name="ch13" chart:values-cell-range-address="Sheet1.C49:Sheet1.C49" chart:label-cell-address="Sheet1.A49:Sheet1.A49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47:Sheet1.A47">Lighttpd (cached)</text:p>
              </table:table-cell>
              <table:table-cell office:value-type="string">
                <text:p text:id="Sheet1.A48:Sheet1.A48">Lightnode (un-cached)</text:p>
              </table:table-cell>
              <table:table-cell office:value-type="string">
                <text:p text:id="Sheet1.A49:Sheet1.A49">Connect (cached)</text:p>
              </table:table-cell>
            </table:table-row>
          </table:table-header-rows>
          <table:table-rows>
            <table:table-row>
              <table:table-cell office:value-type="string">
                <text:p text:id="Sheet1.C46:Sheet1.C46">Milliseconds per Request</text:p>
              </table:table-cell>
              <table:table-cell office:value-type="float" office:value="19">
                <text:p text:id="Sheet1.C47:Sheet1.C47">19</text:p>
              </table:table-cell>
              <table:table-cell office:value-type="float" office:value="56">
                <text:p text:id="Sheet1.C48:Sheet1.C48">56</text:p>
              </table:table-cell>
              <table:table-cell office:value-type="float" office:value="21">
                <text:p text:id="Sheet1.C49:Sheet1.C49">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